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P3" style:parent-style-name="PreformattedText" style:family="paragraph">
      <style:paragraph-properties fo:text-align="justify"/>
      <style:text-properties fo:font-weight="bold" style:font-weight-asian="bold" fo:language="de" fo:country="CH"/>
    </style:style>
    <style:style style:name="P4" style:parent-style-name="PreformattedText" style:family="paragraph">
      <style:paragraph-properties fo:text-align="justify"/>
      <style:text-properties fo:language="de" fo:country="CH"/>
    </style:style>
    <style:style style:name="P5" style:parent-style-name="PreformattedText" style:family="paragraph">
      <style:paragraph-properties fo:text-align="justify"/>
      <style:text-properties fo:language="de" fo:country="CH"/>
    </style:style>
    <style:style style:name="P6" style:parent-style-name="PreformattedText" style:family="paragraph">
      <style:paragraph-properties fo:text-align="justify"/>
      <style:text-properties fo:font-weight="bold" style:font-weight-asian="bold"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font-style="italic" style:font-style-asian="italic" fo:language="de" fo:country="CH"/>
    </style:style>
    <style:style style:name="P11" style:parent-style-name="PreformattedText" style:family="paragraph">
      <style:paragraph-properties fo:text-align="justify"/>
      <style:text-properties fo:font-style="italic" style:font-style-asian="italic"/>
    </style:style>
    <style:style style:name="P12" style:parent-style-name="PreformattedText" style:family="paragraph">
      <style:paragraph-properties fo:text-align="justify"/>
      <style:text-properties fo:font-style="italic" style:font-style-asian="italic"/>
    </style:style>
    <style:style style:name="P13" style:parent-style-name="PreformattedText" style:family="paragraph">
      <style:paragraph-properties fo:text-align="justify"/>
      <style:text-properties fo:font-style="italic" style:font-style-asian="italic"/>
    </style:style>
    <style:style style:name="P14" style:parent-style-name="PreformattedText" style:family="paragraph">
      <style:paragraph-properties fo:text-align="justify"/>
      <style:text-properties fo:font-style="italic" style:font-style-asian="italic"/>
    </style:style>
    <style:style style:name="P15" style:parent-style-name="PreformattedText" style:family="paragraph">
      <style:paragraph-properties fo:text-align="justify"/>
      <style:text-properties fo:font-style="italic" style:font-style-asian="italic"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font-style="italic" style:font-style-asian="italic"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text-properties fo:language="de" fo:country="CH"/>
    </style:style>
    <style:style style:name="P26" style:parent-style-name="PreformattedText" style:family="paragraph">
      <style:paragraph-properties fo:text-align="justify"/>
      <style:text-properties fo:language="de" fo:country="CH"/>
    </style:style>
    <style:style style:name="P27" style:parent-style-name="PreformattedText" style:family="paragraph">
      <style:paragraph-properties fo:text-align="justify"/>
      <style:text-properties fo:font-style="italic" style:font-style-asian="italic" fo:language="de" fo:country="CH"/>
    </style:style>
    <style:style style:name="P28" style:parent-style-name="PreformattedText" style:family="paragraph">
      <style:paragraph-properties fo:text-align="justify"/>
      <style:text-properties fo:language="de" fo:country="CH"/>
    </style:style>
    <style:style style:name="P29" style:parent-style-name="PreformattedText" style:family="paragraph">
      <style:paragraph-properties fo:text-align="justify"/>
      <style:text-properties fo:language="de" fo:country="CH"/>
    </style:style>
    <style:style style:name="P30" style:parent-style-name="PreformattedText" style:family="paragraph">
      <style:paragraph-properties fo:text-align="justify"/>
      <style:text-properties fo:language="de" fo:country="CH"/>
    </style:style>
    <style:style style:name="P31" style:parent-style-name="PreformattedText" style:family="paragraph">
      <style:paragraph-properties fo:text-align="justify"/>
      <style:text-properties fo:font-weight="bold" style:font-weight-asian="bold" fo:language="de" fo:country="CH"/>
    </style:style>
    <style:style style:name="P32" style:parent-style-name="PreformattedText" style:family="paragraph">
      <style:paragraph-properties fo:text-align="justify"/>
      <style:text-properties fo:language="de" fo:country="CH"/>
    </style:style>
    <style:style style:name="P33" style:parent-style-name="PreformattedText" style:family="paragraph">
      <style:paragraph-properties fo:text-align="justify"/>
      <style:text-properties fo:language="de" fo:country="CH"/>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text-properties fo:font-style="italic" style:font-style-asian="italic"/>
    </style:style>
    <style:style style:name="P36" style:parent-style-name="PreformattedText" style:family="paragraph">
      <style:paragraph-properties fo:text-align="justify"/>
      <style:text-properties fo:font-style="italic" style:font-style-asian="italic" fo:language="de" fo:country="CH"/>
    </style:style>
    <style:style style:name="P37" style:parent-style-name="PreformattedText" style:family="paragraph">
      <style:paragraph-properties fo:text-align="justify"/>
      <style:text-properties fo:font-style="italic" style:font-style-asian="italic"/>
    </style:style>
    <style:style style:name="P38" style:parent-style-name="PreformattedText" style:family="paragraph">
      <style:paragraph-properties fo:text-align="justify"/>
      <style:text-properties fo:font-style="italic" style:font-style-asian="italic"/>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text-properties fo:language="de" fo:country="CH"/>
    </style:style>
    <style:style style:name="P41" style:parent-style-name="PreformattedText" style:family="paragraph">
      <style:paragraph-properties fo:text-align="justify"/>
      <style:text-properties fo:language="de" fo:country="CH"/>
    </style:style>
    <style:style style:name="P42" style:parent-style-name="PreformattedText" style:family="paragraph">
      <style:paragraph-properties fo:text-align="justify"/>
      <style:text-properties fo:language="de" fo:country="CH"/>
    </style:style>
    <style:style style:name="P43" style:parent-style-name="PreformattedText" style:family="paragraph">
      <style:paragraph-properties fo:text-align="justify"/>
      <style:text-properties fo:language="de" fo:country="CH"/>
    </style:style>
    <style:style style:name="P44" style:parent-style-name="PreformattedText" style:family="paragraph">
      <style:paragraph-properties fo:text-align="justify"/>
      <style:text-properties fo:language="de" fo:country="CH"/>
    </style:style>
  </office:automatic-styles>
  <office:body>
    <office:text text:use-soft-page-breaks="true">
      <text:p text:style-name="P1"><text:span text:style-name="T2">3._Programmieren</text:span></text:p>
      <text:p text:style-name="P3">3.1_C++ Nachteile/Vorteile und wieso es gewählt wurde</text:p>
      <text:p text:style-name="P4">C++ ist eine computernahe Programmiersprache. Sie ist sehr stark, da man sie beliebig ausbauen kann, genau wie man sie gerade bracht. Das spart Ressourcen. Auf der<text:s/>anderen Seite ist sie sehr komplex, wie am unteren Beispiel sehen kann, da man für nur die einfachsten Sachen alles genau definieren muss. Gewählt wurde sie, da ich am meisten Erfahrung mit ihr habe und sie sehr stark in Kernel nahen Aufgaben ist, wie z.b<text:s/>Networking.</text:p>
      <text:p text:style-name="P5"/>
      <text:p text:style-name="P6">3.2_Umgebung</text:p>
      <text:p text:style-name="P7">Programmiert wurde auf einem x64 Laptop mit Parrot OS (Debian Linux). Der Code wurde in Atom geschrieben und in im Terminal mit gcc und g++ kompiliert.</text:p>
      <text:p text:style-name="P8">Ein simples Beispiel wäre:</text:p>
      <text:p text:style-name="P9"/>
      <text:p text:style-name="P10">//test.cpp</text:p>
      <text:p text:style-name="P11">#include &lt;iostream&gt;</text:p>
      <text:p text:style-name="P12">Using namespace std;</text:p>
      <text:p text:style-name="P13">void main() {</text:p>
      <text:p text:style-name="P14"><text:tab/>cout &lt;&lt; “Hello World” &lt;&lt; endl;</text:p>
      <text:p text:style-name="P15">}</text:p>
      <text:p text:style-name="P16"/>
      <text:p text:style-name="P17">So sieht eine einfache C++ Datei aus. Sie gibt ein einfaches «Hello World» in der Konsole aus. In C++ kann man ohne Header Dateien nichts machen ausser Rechnen. Keine Ausgabe, kein Zeichen. Nix. Deshalb wird hier «iostream» geladen. Iostream wird hier verwendet, um einen Stream zur Konsole zu schicken, also etwas auszugeben. Das Using namespace std; ist eigenltich nicht wichtig und wird gern weggelassen. Der korrekte Aufruf von cout wäre std::cout. Zu Deutsch: Nehme das cout von std Bibliothek. Durch die Linie sucht der Kompilierer automatisch diese Namen durch, wenn ein Funktionsname nicht bekannt ist. Die Funktion «main» ist ein C++ Standart. Wenn das Programm gestartet wird, wird nur main() aufgerufen, egal wie viele andere Funktion man noch hat. Die Linie «cout &lt;&lt; “Hello World” &lt;&lt; endl;» macht, das «Hello World» als c stream an die Konsole geschickt wird und dann die Linie durch endl; beendet.</text:p>
      <text:p text:style-name="P18"/>
      <text:p text:style-name="P19">Konsole Eingabe:</text:p>
      <text:p text:style-name="P20"/>
      <text:p text:style-name="P21">$ g++ -o helloWorld test.cpp</text:p>
      <text:p text:style-name="P22"/>
      <text:p text:style-name="P23">Diese<text:s/>Linie ruft den Kompilier g++ mit Argumenten auf. Das erste Argument ist ‘-o helloWorld’. Das ‘o’ steht hier für ‘Output’ und das ‘-‘ sagt dem Kompilierer, dass ein Argument hinzugefügt wird. Das ‘helloWorld’ definert den Namen der Ausgabedatei. ‘test.cpp’<text:s/>sagt dem Kompilierer, dass die Datei ‘test.cpp’ kompiliert wird.</text:p>
      <text:p text:style-name="P24"/>
      <text:p text:style-name="P25">Konsole Ausgabe:</text:p>
      <text:p text:style-name="P26"/>
      <text:p text:style-name="P27">$ Hello World</text:p>
      <text:p text:style-name="P28"/>
      <text:p text:style-name="P29">Dies ist die Ausgabe der «test.cpp» Datei.</text:p>
      <text:p text:style-name="P30"/>
      <text:p text:style-name="P31">3.2_Makefile</text:p>
      <text:p text:style-name="P32">Ein wichtiger Teil des kompilieren des Codes sind sogenannte Makefiles. Makefiles sind Linux spezifische Dateien, in denen Parameter für den Kompilierer hineingeschrieben werden.<text:s/></text:p>
      <text:p text:style-name="P33"/>
      <text:p text:style-name="P34">#makefile</text:p>
      <text:p text:style-name="P35">CC = g++ -std=c++11</text:p>
      <text:p text:style-name="P36">CFLAGS = -g -Wall</text:p>
      <text:p text:style-name="P37">all:</text:p>
      <text:p text:style-name="P38"><text:tab/>$(CC) $(CFLAGS) -o helloWorld test.cpp</text:p>
      <text:p text:style-name="P39"/>
      <text:p text:style-name="P40">Man ruft die Konsole vom Ordner des files auf und kann ganz einfach “make” hineinschreiben um das Projekt zu compilen. In einem Makefile kann man durch Variablen zum Beispiel ganz einfach Pfade speichern um sie dann aufzurufen.</text:p>
      <text:p text:style-name="P41"/>
      <text:p text:style-name="P42">Dies ist eine abgespekte, nicht funktionsfähige Versions unsers Makefiles. Es dient zu erklärung und zur veranschaulichung des Codes:</text:p>
      <text:p text:style-name="P43"/>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5T13:27:00Z</dc:date>
    <meta:template xlink:href="Normal.dotm" xlink:type="simple"/>
    <meta:editing-cycles>369</meta:editing-cycles>
    <meta:editing-duration>PT0S</meta:editing-duration>
    <meta:document-statistic meta:page-count="2" meta:paragraph-count="5" meta:word-count="385" meta:character-count="2811" meta:row-count="20" meta:non-whitespace-character-count="2431"/>
  </office:meta>
</office:document-meta>
</file>